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7a365"/>
    </style:style>
    <style:style style:name="P2" style:family="paragraph" style:parent-style-name="Standard">
      <style:text-properties officeooo:paragraph-rsid="000a3c24"/>
    </style:style>
    <style:style style:name="P3" style:family="paragraph" style:parent-style-name="Standard">
      <style:text-properties officeooo:paragraph-rsid="000acb22"/>
    </style:style>
    <style:style style:name="P4" style:family="paragraph" style:parent-style-name="Standard">
      <style:text-properties officeooo:paragraph-rsid="000dccdc"/>
    </style:style>
    <style:style style:name="P5" style:family="paragraph" style:parent-style-name="Standard">
      <style:text-properties officeooo:paragraph-rsid="000f8888"/>
    </style:style>
    <style:style style:name="P6" style:family="paragraph" style:parent-style-name="Standard">
      <style:text-properties officeooo:paragraph-rsid="00116513"/>
    </style:style>
    <style:style style:name="T1" style:family="text">
      <style:text-properties officeooo:rsid="0007a365"/>
    </style:style>
    <style:style style:name="T2" style:family="text">
      <style:text-properties officeooo:rsid="00095952"/>
    </style:style>
    <style:style style:name="T3" style:family="text">
      <style:text-properties officeooo:rsid="0009b184"/>
    </style:style>
    <style:style style:name="T4" style:family="text">
      <style:text-properties officeooo:rsid="000a3c24"/>
    </style:style>
    <style:style style:name="T5" style:family="text">
      <style:text-properties officeooo:rsid="000acb22"/>
    </style:style>
    <style:style style:name="T6" style:family="text">
      <style:text-properties officeooo:rsid="000c7185"/>
    </style:style>
    <style:style style:name="T7" style:family="text">
      <style:text-properties officeooo:rsid="000dccdc"/>
    </style:style>
    <style:style style:name="T8" style:family="text">
      <style:text-properties officeooo:rsid="000f8888"/>
    </style:style>
    <style:style style:name="T9" style:family="text">
      <style:text-properties officeooo:rsid="00110754"/>
    </style:style>
    <style:style style:name="T10" style:family="text">
      <style:text-properties officeooo:rsid="001165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do:</text:span></text:p>
      <text:p text:style-name="P1"><text:span text:style-name="T3">X</text:span><text:span text:style-name="T1"> fix H-bridge (robust, heal)</text:span></text:p>
      <text:p text:style-name="P3"><text:span text:style-name="T6">X</text:span><text:span text:style-name="T5"> conformal coat board backs</text:span></text:p>
      <text:p text:style-name="P6"><text:span text:style-name="T10">X</text:span><text:span text:style-name="T4"> better hookup wire</text:span></text:p>
      <text:p text:style-name="P2"><text:span text:style-name="T9">X</text:span><text:span text:style-name="T1">power switch for 7.4V</text:span></text:p>
      <text:p text:style-name="P6"><text:span text:style-name="T1">- mount motor control</text:span></text:p>
      <text:p text:style-name="P6"><text:span text:style-name="T1">- mount cameras</text:span></text:p>
      <text:p text:style-name="P6"><text:span text:style-name="T1">- route cables</text:span></text:p>
      <text:p text:style-name="P1"><text:span text:style-name="T1">- color</text:span><text:span text:style-name="T4">-</text:span><text:span text:style-name="T1">following code</text:span></text:p>
      <text:p text:style-name="P1"><text:span text:style-name="T1">- boot with no screen</text:span></text:p>
      <text:p text:style-name="P1"><text:span text:style-name="T1">- protective cover</text:span></text:p>
      <text:p text:style-name="P1"><text:span text:style-name="T1">- banana plug charging</text:span></text:p>
      <text:p text:style-name="P4"><text:span text:style-name="T7"/></text:p>
      <text:p text:style-name="P4"><text:span text:style-name="T7"/></text:p>
      <text:p text:style-name="P4"><text:span text:style-name="T7">h-bridge:</text:span></text:p>
      <text:p text:style-name="P4"><text:span text:style-name="T7">hole spacing 3.5”</text:span></text:p>
      <text:p text:style-name="P4"><text:span text:style-name="T7">from top: 0.25-0.30”</text:span></text:p>
      <text:p text:style-name="P4"><text:span text:style-name="T7">depth: 0.4”</text:span></text:p>
      <text:p text:style-name="P4"><text:span text:style-name="T7"/></text:p>
      <text:p text:style-name="P4"><text:span text:style-name="T7">avr board:</text:span></text:p>
      <text:p text:style-name="P4"><text:span text:style-name="T7">hole spacing 3.6”</text:span></text:p>
      <text:p text:style-name="P4"><text:span text:style-name="T7"/></text:p>
      <text:p text:style-name="P5"><text:span text:style-name="T8">RS:</text:span></text:p>
      <text:p text:style-name="P5"><text:span text:style-name="T8">stand-offs</text:span></text:p>
      <text:p text:style-name="P5"><text:span text:style-name="T8">16 ga hookup cable</text:span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09:32:03</meta:creation-date>
    <dc:date>2012-10-29T15:18:33</dc:date>
    <meta:editing-duration>PT5H44M56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1" meta:paragraph-count="21" meta:word-count="64" meta:character-count="352" meta:non-whitespace-character-count="309"/>
  </office:meta>
</office:document-meta>
</file>